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305496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305496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#9BC2E6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8EA9DB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8EA9DB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8EA9DB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8EA9DB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8EA9DB"/>
    </style:style>
    <style:style style:name="ce10" style:family="table-cell" style:parent-style-name="Default" style:data-style-name="N10">
      <style:table-cell-properties fo:border-top="none" fo:border-bottom="thin solid #000000" fo:border-left="thin solid #000000" fo:border-right="thin solid #000000" fo:background-color="#9BC2E6"/>
    </style:style>
    <style:style style:name="ce11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9BC2E6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BC2E6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thin solid #000000" fo:border-bottom="thin double #000000" fo:border-left="thin solid #000000" fo:border-right="none" style:vertical-align="automatic" fo:background-color="#8EA9DB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double #000000" fo:border-left="none" fo:border-right="none" style:vertical-align="automatic" fo:background-color="#8EA9DB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double #000000" fo:border-left="none" fo:border-right="thin solid #000000" style:vertical-align="automatic" fo:background-color="#8EA9DB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9BC2E6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double #000000" fo:border-bottom="thin double #000000" fo:border-left="thin solid #000000" fo:border-right="thin solid #000000" fo:background-color="#9BC2E6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9BC2E6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thin double #000000" fo:border-bottom="none" fo:border-left="thin solid #000000" fo:border-right="none" style:vertical-align="automatic" fo:background-color="#9BC2E6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thin double #000000" fo:border-bottom="none" fo:border-left="none" fo:border-right="thin solid #000000" style:vertical-align="automatic" fo:background-color="#9BC2E6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9BC2E6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9BC2E6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 fo:background-color="#8EA9DB"/>
    </style:style>
    <style:style style:name="ce2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D9E1F2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D9E1F2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D9E1F2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2pt solid #000000" style:vertical-align="automatic" fo:background-color="#D9E1F2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8EA9DB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fo:background-color="#8EA9DB" style:repeat-content="false"/>
      <style:paragraph-properties fo:text-align="center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spanned="1" table:number-rows-spanned="2" table:style-name="ce3"/>
          <table:table-cell office:value-type="string" table:number-columns-spanned="5" table:number-rows-spanned="1" table:style-name="ce30">
            <text:p>Nazwa Procesora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18">
            <text:p>AMD Ryzen 7</text:p>
          </table:table-cell>
          <table:table-cell office:value-type="string" table:style-name="ce18">
            <text:p>Intel Core I3</text:p>
          </table:table-cell>
          <table:table-cell office:value-type="string" table:style-name="ce18">
            <text:p>Intel Core I5</text:p>
          </table:table-cell>
          <table:table-cell office:value-type="string" table:style-name="ce18">
            <text:p>AMD Ryzen 5</text:p>
          </table:table-cell>
          <table:table-cell office:value-type="string" table:style-name="ce18">
            <text:p>AMD Ryzen 9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29">
            <text:p>Pamięć Cache</text:p>
          </table:table-cell>
          <table:table-cell office:value-type="string" table:style-name="ce20">
            <text:p>512kB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21">
            <text:p>x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2">
            <text:p>4MB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3MB</text:p>
          </table:table-cell>
          <table:table-cell office:value-type="string" table:style-name="ce22">
            <text:p>6MB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7">
            <text:p>32MB</text:p>
          </table:table-cell>
          <table:table-cell office:value-type="string" table:style-name="ce19">
            <text:p>6MB</text:p>
          </table:table-cell>
          <table:table-cell office:value-type="string" table:style-name="ce19">
            <text:p>12MB</text:p>
          </table:table-cell>
          <table:table-cell office:value-type="string" table:style-name="ce19">
            <text:p>16MB</text:p>
          </table:table-cell>
          <table:table-cell office:value-type="string" table:style-name="ce23">
            <text:p>64MB</text:p>
          </table:table-cell>
          <table:table-cell table:number-columns-repeated="16378"/>
        </table:table-row>
        <table:table-row table:style-name="ro3">
          <table:table-cell office:value-type="string" table:style-name="ce8">
            <text:p>Cena</text:p>
          </table:table-cell>
          <table:table-cell office:value-type="currency" office:value="1329" table:style-name="ce10">
            <text:p>1 329 zł</text:p>
          </table:table-cell>
          <table:table-cell office:value-type="currency" office:value="429" table:style-name="ce10">
            <text:p>429 zł</text:p>
          </table:table-cell>
          <table:table-cell office:value-type="currency" office:value="1039" table:style-name="ce10">
            <text:p>1 039 zł</text:p>
          </table:table-cell>
          <table:table-cell office:value-type="currency" office:value="559" table:style-name="ce10">
            <text:p>559 zł</text:p>
          </table:table-cell>
          <table:table-cell office:value-type="currency" office:value="2459" table:style-name="ce10">
            <text:p>2 459 zł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Liczba Rdzeni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4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Pobór Mocy</text:p>
          </table:table-cell>
          <table:table-cell office:value-type="string" table:style-name="ce13">
            <text:p>105W</text:p>
          </table:table-cell>
          <table:table-cell office:value-type="string" table:style-name="ce13">
            <text:p>65W</text:p>
          </table:table-cell>
          <table:table-cell office:value-type="string" table:style-name="ce13">
            <text:p>65W</text:p>
          </table:table-cell>
          <table:table-cell office:value-type="string" table:style-name="ce13">
            <text:p>65W</text:p>
          </table:table-cell>
          <table:table-cell office:value-type="string" table:style-name="ce13">
            <text:p>105W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28">
            <text:p>Źródło: https://www.euro.com.pl/</text:p>
          </table:table-cell>
          <table:covered-table-cell table:number-columns-repeated="5"/>
          <table:table-cell table:number-columns-repeated="16378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0P0">
      <number:number number:decimal-places="0" number:min-decimal-places="0" number:min-integer-digits="1" number:grouping="true">
        <number:embedded-text number:position="0"> </number:embedded-text>
      </number:number>
      <number:currency-symbol>zł</number:currency-symbol>
    </number:currency-style>
    <number:currency-style style:name="N10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>zł</number:currency-symbol>
      <style:map style:condition="value()&gt;=0" style:apply-style-name="N10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Hihek Hihek</meta:initial-creator>
    <dc:creator>Hihek Hihek</dc:creator>
    <meta:creation-date>2021-11-09T16:53:23Z</meta:creation-date>
    <dc:date>2021-11-09T17:30:11Z</dc:date>
  </office:meta>
</office:document-meta>
</file>